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line-height="100%" fo:text-indent="-1.27cm" style:text-autospace="none"/>
    </style:style>
    <style:style style:name="P8" style:family="paragraph">
      <loext:graphic-properties draw:fill="none"/>
      <style:paragraph-properties fo:margin-left="1.27cm" fo:margin-right="0cm" fo:margin-top="0cm" fo:margin-bottom="0cm" fo:line-height="100%" fo:text-indent="-1.27cm" style:text-autospace="none"/>
      <style:text-properties fo:font-size="18pt"/>
    </style:style>
    <style:style style:name="P9" style:family="paragraph">
      <style:paragraph-properties fo:line-height="100%" fo:text-align="center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13" style:family="paragraph">
      <style:paragraph-properties fo:margin-left="1.27cm" fo:margin-right="0cm" fo:margin-top="0cm" fo:margin-bottom="0cm" fo:text-align="center" fo:text-indent="-1.27cm" style:text-autospace="none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Arial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15" style:family="paragraph">
      <style:paragraph-properties fo:margin-left="0cm" fo:margin-right="0cm" fo:margin-top="0cm" fo:margin-bottom="0cm" fo:text-indent="0cm" style:text-autospace="none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100%" fo:text-indent="-1.27cm" style:text-autospace="none"/>
      <style:text-properties fo:color="#000000" style:font-name="Arial" fo:font-size="18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Arial" fo:font-size="36pt" fo:font-style="italic" fo:text-shadow="1pt 1pt" style:text-underline-style="none" fo:font-weight="bold" style:font-name-asian="Segoe UI1" style:font-size-asian="36pt" style:font-style-asian="italic" style:font-weight-asian="bold" style:font-name-complex="Segoe UI1" style:font-size-complex="36pt" style:font-style-complex="italic" style:font-weight-complex="bold"/>
    </style:style>
    <style:style style:name="T6" style:family="text">
      <style:text-properties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39cm" svg:x="1.778cm" svg:y="0.571cm">
          <draw:text-box>
            <text:p text:style-name="P1"><text:span text:style-name="T1">Hymn #711</text:span></text:p>
            <text:p text:style-name="P1"><text:span text:style-name="T2">“</text:span><text:span text:style-name="T2">Savior, like a Shepherd Lead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3.739cm" svg:height="7.011cm" svg:x="2.217cm" svg:y="0.883cm">
          <draw:text-box>
            <text:p text:style-name="P1"><text:span text:style-name="T3">1. </text:span><text:span text:style-name="T4">Savior, like a shepherd lead us;</text:span></text:p>
            <text:p text:style-name="P4"><text:span text:style-name="T4">Much we need Your tender care.</text:span></text:p>
            <text:p text:style-name="P4"><text:span text:style-name="T4">In Your pleasant pastures feed us,</text:span></text:p>
            <text:p text:style-name="P4"><text:span text:style-name="T4">For our use Your fold prep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638cm" svg:height="7.011cm" svg:x="1.778cm" svg:y="0.563cm">
          <draw:text-box>
            <text:p text:style-name="P4"><text:span text:style-name="T4">Blessèd Jesus, blessèd Jesus,</text:span></text:p>
            <text:p text:style-name="P4"><text:span text:style-name="T4">You have bought us; we are Yours.</text:span></text:p>
            <text:p text:style-name="P4"><text:span text:style-name="T4">Blessèd Jesus, blessèd Jesus,</text:span></text:p>
            <text:p text:style-name="P4"><text:span text:style-name="T4">You have bought us; we are Yours.</text:span></text:p>
          </draw:text-box>
        </draw:frame>
        <draw:frame draw:style-name="gr4" draw:text-style-name="P8" draw:layer="layout" svg:width="4.447cm" svg:height="1.674cm" svg:x="12.009cm" svg:y="0.486cm">
          <draw:text-box>
            <text:p text:style-name="P7"><text:span text:style-name="T5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0" draw:layer="layout" svg:width="24.638cm" svg:height="7.011cm" svg:x="1.524cm" svg:y="0.762cm">
          <draw:text-box>
            <text:p text:style-name="P9"><text:span text:style-name="T6">2. </text:span><text:span text:style-name="T7">We are Yours; in love befriend us,</text:span><text:span text:style-name="T7"><text:line-break/></text:span><text:span text:style-name="T7">Be the guardian of our way;</text:span><text:span text:style-name="T7"><text:line-break/></text:span><text:span text:style-name="T7">Keep Your flock, from sin defend us,</text:span><text:span text:style-name="T7"><text:line-break/></text:span><text:span text:style-name="T7">Seek us when we go ast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0" draw:layer="layout" svg:width="24.108cm" svg:height="7.011cm" svg:x="1.846cm" svg:y="0.831cm">
          <draw:text-box>
            <text:p text:style-name="P9"><text:span text:style-name="T7">Blessèd Jesus, blessèd Jesus,</text:span><text:span text:style-name="T7"><text:line-break/></text:span><text:span text:style-name="T7">Hear us children when we pray.</text:span><text:span text:style-name="T7"><text:line-break/></text:span><text:span text:style-name="T7">Blessèd Jesus, blessèd Jesus,</text:span><text:span text:style-name="T7"><text:line-break/></text:span><text:span text:style-name="T7">Hear us children when we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2" draw:layer="layout" svg:width="24.384cm" svg:height="7.011cm" svg:x="1.778cm" svg:y="1.016cm">
          <draw:text-box>
            <text:p text:style-name="P9"><text:span text:style-name="T6">3. </text:span><text:span text:style-name="T7">You have promised to receive us,</text:span><text:span text:style-name="T7"><text:line-break/></text:span><text:span text:style-name="T7">Poor and sinful though we be;</text:span><text:span text:style-name="T7"><text:line-break/></text:span><text:span text:style-name="T7">You have mercy to relieve us,</text:span><text:span text:style-name="T7"><text:line-break/></text:span><text:span text:style-name="T7">Grace to cleanse, and pow’r to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2" draw:layer="layout" svg:width="24.638cm" svg:height="7.011cm" svg:x="1.524cm" svg:y="0.825cm">
          <draw:text-box>
            <text:p text:style-name="P9"><text:span text:style-name="T7">Blessèd Jesus, blessèd Jesus,</text:span><text:span text:style-name="T7"><text:line-break/></text:span><text:span text:style-name="T7">Early let us turn to You.</text:span><text:span text:style-name="T7"><text:line-break/></text:span><text:span text:style-name="T7">Blessèd Jesus, blessèd Jesus,</text:span><text:span text:style-name="T7"><text:line-break/></text:span><text:span text:style-name="T7">Early let us turn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14" draw:layer="layout" svg:width="24.638cm" svg:height="7.011cm" svg:x="1.524cm" svg:y="0.762cm">
          <draw:text-box>
            <text:p text:style-name="P13"><text:span text:style-name="T6">4. </text:span><text:span text:style-name="T7">Early let us seek Your favor,</text:span></text:p>
            <text:p text:style-name="P13"><text:span text:style-name="T7">Early let us do Your will;</text:span></text:p>
            <text:p text:style-name="P13"><text:span text:style-name="T7">Blessèd Lord and only Savior,</text:span></text:p>
            <text:p text:style-name="P13"><text:span text:style-name="T7">With Your love our spirits f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16" draw:layer="layout" svg:width="24.13cm" svg:height="12.249cm" svg:x="1.778cm" svg:y="0.959cm">
          <draw:text-box>
            <text:p text:style-name="P4"><text:span text:style-name="T7">Blessèd Jesus, blessèd Jesus,</text:span></text:p>
            <text:p text:style-name="P4"><text:span text:style-name="T7">You have loved us, love us still.</text:span></text:p>
            <text:p text:style-name="P4"><text:span text:style-name="T7">Blessèd Jesus, blessèd Jesus,</text:span></text:p>
            <text:p text:style-name="P4"><text:span text:style-name="T7">You have loved us, love us still.</text:span></text:p>
            <text:p text:style-name="P15"><text:span text:style-name="T8"><text:line-break/></text:span><text:span text:style-name="T8"/></text:p>
            <text:p text:style-name="P15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2T15:28:48.949000000</meta:creation-date>
    <dc:date>2018-07-17T18:45:50.424000000</dc:date>
    <meta:editing-duration>PT39M56S</meta:editing-duration>
    <meta:editing-cycles>16</meta:editing-cycles>
    <meta:generator>LibreOffice/6.0.5.2$Windows_X86_64 LibreOffice_project/54c8cbb85f300ac59db32fe8a675ff7683cd5a16</meta:generator>
    <meta:document-statistic meta:object-count="49"/>
  </office:meta>
</office:document-meta>
</file>